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Nota</text:p>
          </table:table-cell>
          <table:table-cell office:value-type="string" calcext:value-type="string">
            <text:p>Frecuencia [Hz]</text:p>
          </table:table-cell>
          <table:table-cell office:value-type="string" calcext:value-type="string">
            <text:p>P_boca [Pa]</text:p>
          </table:table-cell>
          <table:table-cell office:value-type="string" calcext:value-type="string">
            <text:p>Flujo [SLPM]</text:p>
          </table:table-cell>
          <table:table-cell office:value-type="string" calcext:value-type="string">
            <text:p>Flujo masic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O</text:p>
          </table:table-cell>
          <table:table-cell table:number-columns-repeated="3"/>
          <table:table-cell table:formula="of:=9.262/8.805" office:value-type="float" office:value="1.0519023282226" calcext:value-type="float">
            <text:p>1.0519023282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46.83" calcext:value-type="float">
            <text:p>146.83</text:p>
          </table:table-cell>
          <table:table-cell table:formula="of:=0.8*[.B2]" office:value-type="float" office:value="117.464" calcext:value-type="float">
            <text:p>117.464</text:p>
          </table:table-cell>
          <table:table-cell office:value-type="float" office:value="7.45" calcext:value-type="float">
            <text:p>7.45</text:p>
          </table:table-cell>
          <table:table-cell table:formula="of:=ROUND([.D2]/[.$P$1];2)" office:value-type="float" office:value="7.08" calcext:value-type="float">
            <text:p>7.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#3</text:p>
          </table:table-cell>
          <table:table-cell office:value-type="float" office:value="155.56" calcext:value-type="float">
            <text:p>155.56</text:p>
          </table:table-cell>
          <table:table-cell table:formula="of:=0.8*[.B3]" office:value-type="float" office:value="124.448" calcext:value-type="float">
            <text:p>124.448</text:p>
          </table:table-cell>
          <table:table-cell office:value-type="float" office:value="7.8" calcext:value-type="float">
            <text:p>7.8</text:p>
          </table:table-cell>
          <table:table-cell table:formula="of:=ROUND([.D3]/[.$P$1];2)" office:value-type="float" office:value="7.42" calcext:value-type="float">
            <text:p>7.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164.81" calcext:value-type="float">
            <text:p>164.81</text:p>
          </table:table-cell>
          <table:table-cell table:formula="of:=0.8*[.B4]" office:value-type="float" office:value="131.848" calcext:value-type="float">
            <text:p>131.848</text:p>
          </table:table-cell>
          <table:table-cell office:value-type="float" office:value="8.15" calcext:value-type="float">
            <text:p>8.15</text:p>
          </table:table-cell>
          <table:table-cell table:formula="of:=ROUND([.D4]/[.$P$1];2)" office:value-type="float" office:value="7.75" calcext:value-type="float">
            <text:p>7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74.61" calcext:value-type="float">
            <text:p>174.61</text:p>
          </table:table-cell>
          <table:table-cell table:formula="of:=0.8*[.B5]" office:value-type="float" office:value="139.688" calcext:value-type="float">
            <text:p>139.688</text:p>
          </table:table-cell>
          <table:table-cell office:value-type="float" office:value="8.48" calcext:value-type="float">
            <text:p>8.48</text:p>
          </table:table-cell>
          <table:table-cell table:formula="of:=ROUND([.D5]/[.$P$1];2)" office:value-type="float" office:value="8.06" calcext:value-type="float">
            <text:p>8.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#3</text:p>
          </table:table-cell>
          <table:table-cell office:value-type="float" office:value="185" calcext:value-type="float">
            <text:p>185</text:p>
          </table:table-cell>
          <table:table-cell table:formula="of:=0.8*[.B6]" office:value-type="float" office:value="148" calcext:value-type="float">
            <text:p>148</text:p>
          </table:table-cell>
          <table:table-cell office:value-type="float" office:value="8.85" calcext:value-type="float">
            <text:p>8.85</text:p>
          </table:table-cell>
          <table:table-cell table:formula="of:=ROUND([.D6]/[.$P$1];2)" office:value-type="float" office:value="8.41" calcext:value-type="float">
            <text:p>8.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196" calcext:value-type="float">
            <text:p>196</text:p>
          </table:table-cell>
          <table:table-cell table:formula="of:=0.8*[.B7]" office:value-type="float" office:value="156.8" calcext:value-type="float">
            <text:p>156.8</text:p>
          </table:table-cell>
          <table:table-cell office:value-type="float" office:value="9.2" calcext:value-type="float">
            <text:p>9.2</text:p>
          </table:table-cell>
          <table:table-cell table:formula="of:=ROUND([.D7]/[.$P$1];2)" office:value-type="float" office:value="8.75" calcext:value-type="float">
            <text:p>8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#3</text:p>
          </table:table-cell>
          <table:table-cell office:value-type="float" office:value="207.65" calcext:value-type="float">
            <text:p>207.65</text:p>
          </table:table-cell>
          <table:table-cell table:formula="of:=0.8*[.B8]" office:value-type="float" office:value="166.12" calcext:value-type="float">
            <text:p>166.12</text:p>
          </table:table-cell>
          <table:table-cell office:value-type="float" office:value="9.45" calcext:value-type="float">
            <text:p>9.45</text:p>
          </table:table-cell>
          <table:table-cell table:formula="of:=ROUND([.D8]/[.$P$1];2)" office:value-type="float" office:value="8.98" calcext:value-type="float">
            <text:p>8.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 table:formula="of:=0.8*[.B9]"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table:formula="of:=ROUND([.D9]/[.$P$1];2)" office:value-type="float" office:value="9.51" calcext:value-type="float">
            <text:p>9.51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#3</text:p>
          </table:table-cell>
          <table:table-cell office:value-type="float" office:value="233.08" calcext:value-type="float">
            <text:p>233.08</text:p>
          </table:table-cell>
          <table:table-cell table:formula="of:=0.8*[.B10]" office:value-type="float" office:value="186.464" calcext:value-type="float">
            <text:p>186.464</text:p>
          </table:table-cell>
          <table:table-cell office:value-type="float" office:value="10.45" calcext:value-type="float">
            <text:p>10.45</text:p>
          </table:table-cell>
          <table:table-cell table:formula="of:=ROUND([.D10]/[.$P$1];2)" office:value-type="float" office:value="9.93" calcext:value-type="float">
            <text:p>9.93</text:p>
          </table:table-cell>
          <table:table-cell office:value-type="float" office:value="6" calcext:value-type="float">
            <text:p>6</text:p>
          </table:table-cell>
          <table:table-cell office:value-type="float" office:value="54.5" calcext:value-type="float">
            <text:p>54.5</text:p>
          </table:table-cell>
          <table:table-cell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46.94" calcext:value-type="float">
            <text:p>246.94</text:p>
          </table:table-cell>
          <table:table-cell table:formula="of:=0.8*[.B11]" office:value-type="float" office:value="197.552" calcext:value-type="float">
            <text:p>197.552</text:p>
          </table:table-cell>
          <table:table-cell office:value-type="float" office:value="10.88" calcext:value-type="float">
            <text:p>10.88</text:p>
          </table:table-cell>
          <table:table-cell office:value-type="float" office:value="9.4" calcext:value-type="float">
            <text:p>9.4</text:p>
          </table:table-cell>
          <table:table-cell office:value-type="float" office:value="6" calcext:value-type="float">
            <text:p>6</text:p>
          </table:table-cell>
          <table:table-cell office:value-type="float" office:value="54.5" calcext:value-type="float">
            <text:p>54.5</text:p>
          </table:table-cell>
          <table:table-cell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61.63" calcext:value-type="float">
            <text:p>261.63</text:p>
          </table:table-cell>
          <table:table-cell table:formula="of:=0.8*[.B12]" office:value-type="float" office:value="209.304" calcext:value-type="float">
            <text:p>209.304</text:p>
          </table:table-cell>
          <table:table-cell office:value-type="float" office:value="11.35" calcext:value-type="float">
            <text:p>11.35</text:p>
          </table:table-cell>
          <table:table-cell table:formula="of:=ROUND([.D12]/[.$P$1];2)" office:value-type="float" office:value="10.79" calcext:value-type="float">
            <text:p>10.79</text:p>
          </table:table-cell>
          <table:table-cell office:value-type="float" office:value="5.5" calcext:value-type="float">
            <text:p>5.5</text:p>
          </table:table-cell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59.5" calcext:value-type="float">
            <text:p>5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#4</text:p>
          </table:table-cell>
          <table:table-cell office:value-type="float" office:value="277.18" calcext:value-type="float">
            <text:p>277.18</text:p>
          </table:table-cell>
          <table:table-cell table:formula="of:=0.8*[.B13]" office:value-type="float" office:value="221.744" calcext:value-type="float">
            <text:p>221.744</text:p>
          </table:table-cell>
          <table:table-cell office:value-type="float" office:value="11.75" calcext:value-type="float">
            <text:p>11.75</text:p>
          </table:table-cell>
          <table:table-cell table:formula="of:=ROUND([.D13]/[.$P$1];2)" office:value-type="float" office:value="11.17" calcext:value-type="float">
            <text:p>11.17</text:p>
          </table:table-cell>
          <table:table-cell table:number-columns-repeated="10"/>
          <table:table-cell office:value-type="float" office:value="4.3" calcext:value-type="float">
            <text:p>4.3</text:p>
          </table:table-cell>
          <table:table-cell office:value-type="float" office:value="59.5" calcext:value-type="float">
            <text:p>59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93.66" calcext:value-type="float">
            <text:p>293.66</text:p>
          </table:table-cell>
          <table:table-cell table:formula="of:=0.8*[.B14]" office:value-type="float" office:value="234.928" calcext:value-type="float">
            <text:p>234.928</text:p>
          </table:table-cell>
          <table:table-cell office:value-type="float" office:value="12.25" calcext:value-type="float">
            <text:p>12.25</text:p>
          </table:table-cell>
          <table:table-cell table:formula="of:=ROUND([.D14]/[.$P$1];2)" office:value-type="float" office:value="11.65" calcext:value-type="float">
            <text:p>11.65</text:p>
          </table:table-cell>
          <table:table-cell table:number-columns-repeated="10"/>
          <table:table-cell office:value-type="float" office:value="5.3" calcext:value-type="float">
            <text:p>5.3</text:p>
          </table:table-cell>
          <table:table-cell office:value-type="float" office:value="59.5" calcext:value-type="float">
            <text:p>59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#4</text:p>
          </table:table-cell>
          <table:table-cell office:value-type="float" office:value="311.13" calcext:value-type="float">
            <text:p>311.13</text:p>
          </table:table-cell>
          <table:table-cell table:formula="of:=0.8*[.B15]" office:value-type="float" office:value="248.904" calcext:value-type="float">
            <text:p>248.904</text:p>
          </table:table-cell>
          <table:table-cell office:value-type="float" office:value="12.7" calcext:value-type="float">
            <text:p>12.7</text:p>
          </table:table-cell>
          <table:table-cell table:formula="of:=ROUND([.D15]/[.$P$1];2)" office:value-type="float" office:value="12.07" calcext:value-type="float">
            <text:p>12.07</text:p>
          </table:table-cell>
          <table:table-cell table:number-columns-repeated="10"/>
          <table:table-cell office:value-type="float" office:value="5.5" calcext:value-type="float">
            <text:p>5.5</text:p>
          </table:table-cell>
          <table:table-cell office:value-type="float" office:value="58.5" calcext:value-type="float">
            <text:p>58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329.63" calcext:value-type="float">
            <text:p>329.63</text:p>
          </table:table-cell>
          <table:table-cell table:formula="of:=0.8*[.B16]" office:value-type="float" office:value="263.704" calcext:value-type="float">
            <text:p>263.704</text:p>
          </table:table-cell>
          <table:table-cell office:value-type="float" office:value="13.2" calcext:value-type="float">
            <text:p>13.2</text:p>
          </table:table-cell>
          <table:table-cell table:formula="of:=ROUND([.D16]/[.$P$1];2)" office:value-type="float" office:value="12.55" calcext:value-type="float">
            <text:p>12.55</text:p>
          </table:table-cell>
          <table:table-cell table:number-columns-repeated="10"/>
          <table:table-cell office:value-type="float" office:value="5.5" calcext:value-type="float">
            <text:p>5.5</text:p>
          </table:table-cell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349.23" calcext:value-type="float">
            <text:p>349.23</text:p>
          </table:table-cell>
          <table:table-cell table:formula="of:=0.8*[.B17]" office:value-type="float" office:value="279.384" calcext:value-type="float">
            <text:p>279.384</text:p>
          </table:table-cell>
          <table:table-cell office:value-type="float" office:value="13.3" calcext:value-type="float">
            <text:p>13.3</text:p>
          </table:table-cell>
          <table:table-cell table:formula="of:=ROUND([.D17]/[.$P$1];2)" office:value-type="float" office:value="12.64" calcext:value-type="float">
            <text:p>12.64</text:p>
          </table:table-cell>
          <table:table-cell table:number-columns-repeated="10"/>
          <table:table-cell office:value-type="float" office:value="5.5" calcext:value-type="float">
            <text:p>5.5</text:p>
          </table:table-cell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#4</text:p>
          </table:table-cell>
          <table:table-cell office:value-type="float" office:value="369.99" calcext:value-type="float">
            <text:p>369.99</text:p>
          </table:table-cell>
          <table:table-cell table:formula="of:=0.8*[.B18]" office:value-type="float" office:value="295.992" calcext:value-type="float">
            <text:p>295.992</text:p>
          </table:table-cell>
          <table:table-cell office:value-type="float" office:value="14.25" calcext:value-type="float">
            <text:p>14.25</text:p>
          </table:table-cell>
          <table:table-cell table:formula="of:=ROUND([.D18]/[.$P$1];2)" office:value-type="float" office:value="13.55" calcext:value-type="float">
            <text:p>13.55</text:p>
          </table:table-cell>
          <table:table-cell table:number-columns-repeated="10"/>
          <table:table-cell office:value-type="float" office:value="5.5" calcext:value-type="float">
            <text:p>5.5</text:p>
          </table:table-cell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 table:formula="of:=0.8*[.B19]" office:value-type="float" office:value="313.6" calcext:value-type="float">
            <text:p>313.6</text:p>
          </table:table-cell>
          <table:table-cell office:value-type="float" office:value="14.8" calcext:value-type="float">
            <text:p>14.8</text:p>
          </table:table-cell>
          <table:table-cell table:formula="of:=ROUND([.D19]/[.$P$1];2)" office:value-type="float" office:value="14.07" calcext:value-type="float">
            <text:p>14.07</text:p>
          </table:table-cell>
          <table:table-cell table:number-columns-repeated="10"/>
          <table:table-cell office:value-type="float" office:value="5.5" calcext:value-type="float">
            <text:p>5.5</text:p>
          </table:table-cell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#4</text:p>
          </table:table-cell>
          <table:table-cell office:value-type="float" office:value="415.3" calcext:value-type="float">
            <text:p>415.3</text:p>
          </table:table-cell>
          <table:table-cell table:formula="of:=0.8*[.B20]" office:value-type="float" office:value="332.24" calcext:value-type="float">
            <text:p>332.24</text:p>
          </table:table-cell>
          <table:table-cell office:value-type="float" office:value="15.38" calcext:value-type="float">
            <text:p>15.38</text:p>
          </table:table-cell>
          <table:table-cell table:formula="of:=ROUND([.D20]/[.$P$1];2)" office:value-type="float" office:value="14.62" calcext:value-type="float">
            <text:p>14.6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formula="of:=0.8*[.B21]" office:value-type="float" office:value="352" calcext:value-type="float">
            <text:p>352</text:p>
          </table:table-cell>
          <table:table-cell office:value-type="float" office:value="15.95" calcext:value-type="float">
            <text:p>15.95</text:p>
          </table:table-cell>
          <table:table-cell table:formula="of:=ROUND([.D21]/[.$P$1];2)" office:value-type="float" office:value="15.16" calcext:value-type="float">
            <text:p>15.1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59.5" calcext:value-type="float">
            <text:p>59.5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A#4</text:p>
          </table:table-cell>
          <table:table-cell office:value-type="float" office:value="466.16" calcext:value-type="float">
            <text:p>466.16</text:p>
          </table:table-cell>
          <table:table-cell table:formula="of:=0.8*[.B22]" office:value-type="float" office:value="372.928" calcext:value-type="float">
            <text:p>372.928</text:p>
          </table:table-cell>
          <table:table-cell office:value-type="float" office:value="16.53" calcext:value-type="float">
            <text:p>16.53</text:p>
          </table:table-cell>
          <table:table-cell table:formula="of:=ROUND([.D22]/[.$P$1];2)" office:value-type="float" office:value="15.71" calcext:value-type="float">
            <text:p>15.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493.88" calcext:value-type="float">
            <text:p>493.88</text:p>
          </table:table-cell>
          <table:table-cell table:formula="of:=0.8*[.B23]" office:value-type="float" office:value="395.104" calcext:value-type="float">
            <text:p>395.104</text:p>
          </table:table-cell>
          <table:table-cell office:value-type="float" office:value="17.15" calcext:value-type="float">
            <text:p>17.15</text:p>
          </table:table-cell>
          <table:table-cell table:formula="of:=ROUND([.D23]/[.$P$1];2)" office:value-type="float" office:value="16.3" calcext:value-type="float">
            <text:p>16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 table:formula="of:=0.8*[.B24]" office:value-type="float" office:value="418.6" calcext:value-type="float">
            <text:p>418.6</text:p>
          </table:table-cell>
          <table:table-cell office:value-type="float" office:value="17.78" calcext:value-type="float">
            <text:p>17.78</text:p>
          </table:table-cell>
          <table:table-cell table:formula="of:=ROUND([.D24]/[.$P$1];2)" office:value-type="float" office:value="16.9" calcext:value-type="float">
            <text:p>16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#5</text:p>
          </table:table-cell>
          <table:table-cell office:value-type="float" office:value="554.37" calcext:value-type="float">
            <text:p>554.37</text:p>
          </table:table-cell>
          <table:table-cell table:formula="of:=0.8*[.B25]" office:value-type="float" office:value="443.496" calcext:value-type="float">
            <text:p>443.496</text:p>
          </table:table-cell>
          <table:table-cell office:value-type="float" office:value="18.47" calcext:value-type="float">
            <text:p>18.47</text:p>
          </table:table-cell>
          <table:table-cell table:formula="of:=ROUND([.D25]/[.$P$1];2)" office:value-type="float" office:value="17.56" calcext:value-type="float">
            <text:p>17.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 table:formula="of:=0.8*[.B26]" office:value-type="float" office:value="469.864" calcext:value-type="float">
            <text:p>469.864</text:p>
          </table:table-cell>
          <table:table-cell office:value-type="float" office:value="19.12" calcext:value-type="float">
            <text:p>19.12</text:p>
          </table:table-cell>
          <table:table-cell table:formula="of:=ROUND([.D26]/[.$P$1];2)" office:value-type="float" office:value="18.18" calcext:value-type="float">
            <text:p>18.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#5</text:p>
          </table:table-cell>
          <table:table-cell office:value-type="float" office:value="622.25" calcext:value-type="float">
            <text:p>622.25</text:p>
          </table:table-cell>
          <table:table-cell table:formula="of:=0.8*[.B27]" office:value-type="float" office:value="497.8" calcext:value-type="float">
            <text:p>497.8</text:p>
          </table:table-cell>
          <table:table-cell office:value-type="float" office:value="19.8" calcext:value-type="float">
            <text:p>19.8</text:p>
          </table:table-cell>
          <table:table-cell table:formula="of:=ROUND([.D27]/[.$P$1];2)" office:value-type="float" office:value="18.82" calcext:value-type="float">
            <text:p>18.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659.25" calcext:value-type="float">
            <text:p>659.25</text:p>
          </table:table-cell>
          <table:table-cell table:formula="of:=0.8*[.B28]" office:value-type="float" office:value="527.4" calcext:value-type="float">
            <text:p>527.4</text:p>
          </table:table-cell>
          <table:table-cell office:value-type="float" office:value="20.52" calcext:value-type="float">
            <text:p>20.52</text:p>
          </table:table-cell>
          <table:table-cell table:formula="of:=ROUND([.D28]/[.$P$1];2)" office:value-type="float" office:value="19.51" calcext:value-type="float">
            <text:p>19.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 table:formula="of:=0.8*[.B29]" office:value-type="float" office:value="558.768" calcext:value-type="float">
            <text:p>558.768</text:p>
          </table:table-cell>
          <table:table-cell office:value-type="float" office:value="21.27" calcext:value-type="float">
            <text:p>21.27</text:p>
          </table:table-cell>
          <table:table-cell table:formula="of:=ROUND([.D29]/[.$P$1];2)" office:value-type="float" office:value="20.22" calcext:value-type="float">
            <text:p>20.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#5</text:p>
          </table:table-cell>
          <table:table-cell office:value-type="float" office:value="739.99" calcext:value-type="float">
            <text:p>739.99</text:p>
          </table:table-cell>
          <table:table-cell table:formula="of:=0.8*[.B30]" office:value-type="float" office:value="591.992" calcext:value-type="float">
            <text:p>591.992</text:p>
          </table:table-cell>
          <table:table-cell office:value-type="float" office:value="22.05" calcext:value-type="float">
            <text:p>22.05</text:p>
          </table:table-cell>
          <table:table-cell table:formula="of:=ROUND([.D30]/[.$P$1];2)" office:value-type="float" office:value="20.96" calcext:value-type="float">
            <text:p>20.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783.99" calcext:value-type="float">
            <text:p>783.99</text:p>
          </table:table-cell>
          <table:table-cell table:formula="of:=0.8*[.B31]" office:value-type="float" office:value="627.192" calcext:value-type="float">
            <text:p>627.192</text:p>
          </table:table-cell>
          <table:table-cell office:value-type="float" office:value="22.85" calcext:value-type="float">
            <text:p>22.85</text:p>
          </table:table-cell>
          <table:table-cell table:formula="of:=ROUND([.D31]/[.$P$1];2)" office:value-type="float" office:value="21.72" calcext:value-type="float">
            <text:p>21.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#5</text:p>
          </table:table-cell>
          <table:table-cell office:value-type="float" office:value="830.61" calcext:value-type="float">
            <text:p>830.61</text:p>
          </table:table-cell>
          <table:table-cell table:formula="of:=0.8*[.B32]" office:value-type="float" office:value="664.488" calcext:value-type="float">
            <text:p>664.488</text:p>
          </table:table-cell>
          <table:table-cell office:value-type="float" office:value="23.67" calcext:value-type="float">
            <text:p>23.67</text:p>
          </table:table-cell>
          <table:table-cell table:formula="of:=ROUND([.D32]/[.$P$1];2)" office:value-type="float" office:value="22.5" calcext:value-type="float">
            <text:p>22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 table:formula="of:=0.8*[.B33]" office:value-type="float" office:value="704" calcext:value-type="float">
            <text:p>704</text:p>
          </table:table-cell>
          <table:table-cell office:value-type="float" office:value="24.52" calcext:value-type="float">
            <text:p>24.52</text:p>
          </table:table-cell>
          <table:table-cell table:formula="of:=ROUND([.D33]/[.$P$1];2)" office:value-type="float" office:value="23.31" calcext:value-type="float">
            <text:p>23.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 table:formula="of:=0.8*[.B34]" office:value-type="float" office:value="837.2" calcext:value-type="float">
            <text:p>837.2</text:p>
          </table:table-cell>
          <table:table-cell office:value-type="float" office:value="27.23" calcext:value-type="float">
            <text:p>27.23</text:p>
          </table:table-cell>
          <table:table-cell table:formula="of:=ROUND([.D34]/[.$P$1];2)" office:value-type="float" office:value="25.89" calcext:value-type="float">
            <text:p>25.89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0:19:49.008561147</meta:creation-date>
    <meta:editing-duration>PT8H29M18S</meta:editing-duration>
    <meta:editing-cycles>3</meta:editing-cycles>
    <meta:generator>LibreOffice/7.3.6.2$Linux_X86_64 LibreOffice_project/30$Build-2</meta:generator>
    <dc:date>2022-10-07T22:41:24.660131109</dc:date>
    <meta:document-statistic meta:table-count="1" meta:cell-count="219" meta:object-count="0"/>
  </office:meta>
</office:document-meta>
</file>